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hy do we use abstract or interface : </text:span></text:p>
      <text:p text:style-name="P2"><text:span text:style-name="T1">straight away we can have methods in subclasses. why do we need seperate abstract or interface as a super class?</text:span></text:p>
      <text:p text:style-name="P3"><text:span text:style-name="T1">Ans : For the benefit of polymorphism we are using abstract and interface. if we doesnt use abstract or interface for each subclass we have to create a new method with new method type, return type. we can define protocol for a group of subclass using abstract and interface</text:span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